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rsid="001d4cd5" officeooo:paragraph-rsid="001d4cd5"/>
    </style:style>
    <style:style style:name="P2" style:family="paragraph" style:parent-style-name="Preformatted_20_Text">
      <style:text-properties officeooo:rsid="001d4cd5" officeooo:paragraph-rsid="0020b5da"/>
    </style:style>
    <style:style style:name="P3" style:family="paragraph" style:parent-style-name="Preformatted_20_Text">
      <style:text-properties officeooo:rsid="0020b5da" officeooo:paragraph-rsid="0020b5da"/>
    </style:style>
    <style:style style:name="P4" style:family="paragraph" style:parent-style-name="Preformatted_20_Text">
      <style:text-properties fo:font-weight="bold" officeooo:rsid="0020b5da" officeooo:paragraph-rsid="0020b5d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b5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acadgild@localhost ~]$ </text:p>
      <text:p text:style-name="P1">[acadgild@localhost ~]$ </text:p>
      <text:p text:style-name="P1">[acadgild@localhost ~]$ </text:p>
      <text:p text:style-name="P1">[acadgild@localhost ~]$ cd /user/acadgild</text:p>
      <text:p text:style-name="P1">bash: cd: /user/acadgild: No such file or directory</text:p>
      <text:p text:style-name="P1">[acadgild@localhost ~]$ pwd</text:p>
      <text:p text:style-name="P1">/home/acadgild<text:tab/><text:tab/><text:tab/>//I do not see any user folder and so I am using home/acadgild folder and proceeding further</text:p>
      <text:p text:style-name="P1">[acadgild@localhost ~]$ cd hadoop</text:p>
      <text:p text:style-name="P1">[acadgild@localhost hadoop]$ pwd</text:p>
      <text:p text:style-name="P3">[acadgild@localhost hadoop]$ cat &gt; word-count.txt </text:p>
      <text:p text:style-name="P3">hi</text:p>
      <text:p text:style-name="P3">hellp</text:p>
      <text:p text:style-name="P3">nxjdhjdf</text:p>
      <text:p text:style-name="P3">assignemnet</text:p>
      <text:p text:style-name="P3">2</text:p>
      <text:p text:style-name="P3">hdjjkaslais</text:p>
      <text:p text:style-name="P3">djhksjdjdhfgk</text:p>
      <text:p text:style-name="P3">sklsidos;aslpowpa;llajdksnfkdgdjfhkfjierueifjdjfhsudjfkdhfjdfjkx</text:p>
      <text:p text:style-name="P3">bhfgjdhfjdyfjdf</text:p>
      <text:p text:style-name="P3"/>
      <text:p text:style-name="P3">^C <text:s text:c="17"/></text:p>
      <text:p text:style-name="P3">[acadgild@localhost hadoop]$ cat word-count.txt </text:p>
      <text:p text:style-name="P3">hi</text:p>
      <text:p text:style-name="P3">hellp</text:p>
      <text:p text:style-name="P3">nxjdhjdf</text:p>
      <text:p text:style-name="P3">assignemnet</text:p>
      <text:p text:style-name="P3">2</text:p>
      <text:p text:style-name="P3">hdjjkaslais</text:p>
      <text:p text:style-name="P3">djhksjdjdhfgk</text:p>
      <text:p text:style-name="P3">sklsidos;aslpowpa;llajdksnfkdgdjfhkfjierueifjdjfhsudjfkdhfjdfjkx</text:p>
      <text:p text:style-name="P3">bhfgjdhfjdyfjdf</text:p>
      <text:p text:style-name="P3"/>
      <text:p text:style-name="P1">[acadgild@localhost hadoop]$ cat &gt; max-temp.txt</text:p>
      <text:p text:style-name="P1">10-01-1991,10</text:p>
      <text:p text:style-name="P1">09-09-2009,20</text:p>
      <text:p text:style-name="P1">03-04-2000,23</text:p>
      <text:p text:style-name="P1">20-06-2001,40</text:p>
      <text:p text:style-name="P1">30-08-1998,25</text:p>
      <text:p text:style-name="P1">03-05-1993,30</text:p>
      <text:p text:style-name="P1">07-07-1996,21</text:p>
      <text:p text:style-name="P1">03-12-2017,-10</text:p>
      <text:p text:style-name="P1">03-11-2014,14^C</text:p>
      <text:p text:style-name="P1">[acadgild@localhost hadoop]$ cat max-temp.txt</text:p>
      <text:p text:style-name="P1">10-01-1991,10</text:p>
      <text:p text:style-name="P1">09-09-2009,20</text:p>
      <text:p text:style-name="P1">03-04-2000,23</text:p>
      <text:p text:style-name="P1">20-06-2001,40</text:p>
      <text:p text:style-name="P1">30-08-1998,25</text:p>
      <text:p text:style-name="P1">03-05-1993,30</text:p>
      <text:p text:style-name="P1">07-07-1996,21</text:p>
      <text:p text:style-name="P1">03-12-2017,-10</text:p>
      <text:p text:style-name="P1">[acadgild@localhost hadoop]$ hadoop fs -<text:span text:style-name="T2">put</text:span> max-temp.txt</text:p>
      <text:p text:style-name="P1">18/01/26 22:09:32 WARN util.NativeCodeLoader: Unable to load native-hadoop library for your platform... using builtin-java classes where applicable</text:p>
      <text:p text:style-name="P1">get: Call From localhost/127.0.0.1 to localhost:9000 failed on connection exception: java.net.ConnectException: Connection refused; For more details see: <text:s/><text:a xlink:type="simple" xlink:href="http://wiki.apache.org/hadoop/ConnectionRefused" text:style-name="Internet_20_link" text:visited-style-name="Visited_20_Internet_20_Link">http://wiki.apache.org/hadoop/ConnectionRefused</text:a> <text:s text:c="3"/>//<text:span text:style-name="T2">hadoop servers are not started</text:span></text:p>
      <text:p text:style-name="P1">[acadgild@localhost hadoop]$ jps <text:s text:c="2"/>//<text:span text:style-name="T2">checking the hadoop node status</text:span></text:p>
      <text:p text:style-name="P1"><text:soft-page-break/>2801 Jps</text:p>
      <text:p text:style-name="P1">[acadgild@localhost hadoop]$ start-all.sh <text:s text:c="2"/>//<text:span text:style-name="T2">starting all the nodes</text:span></text:p>
      <text:p text:style-name="P1">This script is Deprecated. Instead use start-dfs.sh and start-yarn.sh</text:p>
      <text:p text:style-name="P1">18/01/26 22:09:47 WARN util.NativeCodeLoader: Unable to load native-hadoop library for your platform... using builtin-java classes where applicable</text:p>
      <text:p text:style-name="P1">Starting namenodes on [localhost]</text:p>
      <text:p text:style-name="P1">localhost: starting namenode, logging to /usr/local/hadoop-2.6.0/logs/hadoop-acadgild-namenode-localhost.localdomain.out</text:p>
      <text:p text:style-name="P1">localhost: starting datanode, logging to /usr/local/hadoop-2.6.0/logs/hadoop-acadgild-datanode-localhost.localdomain.out</text:p>
      <text:p text:style-name="P1">Starting secondary namenodes [0.0.0.0]</text:p>
      <text:p text:style-name="P1">0.0.0.0: starting secondarynamenode, logging to /usr/local/hadoop-2.6.0/logs/hadoop-acadgild-secondarynamenode-localhost.localdomain.out</text:p>
      <text:p text:style-name="P1">18/01/26 22:10:06 WARN util.NativeCodeLoader: Unable to load native-hadoop library for your platform... using builtin-java classes where applicable</text:p>
      <text:p text:style-name="P1">starting yarn daemons</text:p>
      <text:p text:style-name="P1">starting resourcemanager, logging to /usr/local/hadoop-2.6.0/logs/yarn-acadgild-resourcemanager-localhost.localdomain.out</text:p>
      <text:p text:style-name="P1">localhost: starting nodemanager, logging to /usr/local/hadoop-2.6.0/logs/yarn-acadgild-nodemanager-localhost.localdomain.out</text:p>
      <text:p text:style-name="P1">[acadgild@localhost hadoop]$ jps</text:p>
      <text:p text:style-name="P1">2928 NameNode</text:p>
      <text:p text:style-name="P1">3056 DataNode</text:p>
      <text:p text:style-name="P1">3474 NodeManager</text:p>
      <text:p text:style-name="P1">3222 SecondaryNameNode</text:p>
      <text:p text:style-name="P1">3371 ResourceManager</text:p>
      <text:p text:style-name="P1">3791 Jps</text:p>
      <text:p text:style-name="P1">[acadgild@localhost hadoop]$ hadoop fs -ls </text:p>
      <text:p text:style-name="P1">18/01/26 22:10:54 WARN util.NativeCodeLoader: Unable to load native-hadoop library for your platform... using builtin-java classes where applicable</text:p>
      <text:p text:style-name="P1">Found 7 items</text:p>
      <text:p text:style-name="P1">drwxr-xr-x <text:s text:c="2"/>- acadgild supergroup <text:s text:c="9"/>0 2018-01-18 01:14 Dir1</text:p>
      <text:p text:style-name="P1">-rw-r--r-- <text:s text:c="2"/>1 acadgild supergroup <text:s text:c="9"/>3 2018-01-18 01:07 Dir2</text:p>
      <text:p text:style-name="P1">drwxr-xr-x <text:s text:c="2"/>- acadgild supergroup <text:s text:c="9"/>0 2015-11-20 11:46 Pictures</text:p>
      <text:p text:style-name="P1">-rw-r--r-- <text:s text:c="2"/>1 acadgild supergroup <text:s text:c="9"/>7 2018-01-18 00:50 dir1</text:p>
      <text:p text:style-name="P1">-rw-r--r-- <text:s text:c="2"/>1 acadgild supergroup <text:s text:c="9"/>3 2018-01-18 01:07 new2.txt</text:p>
      <text:p text:style-name="P1">drwxr-xr-x <text:s text:c="2"/>- acadgild supergroup <text:s text:c="9"/>0 2015-11-17 02:03 oozie-acad</text:p>
      <text:p text:style-name="P1">drwxr-xr-x <text:s text:c="2"/>- acadgild supergroup <text:s text:c="9"/>0 2015-11-17 02:00 share</text:p>
      <text:p text:style-name="P2">[acadgild@localhost hadoop]$ hadoop fs -put max-temp.txt <text:s/><text:span text:style-name="T2">//Put file from local file system to hdfs</text:span></text:p>
      <text:p text:style-name="P1">18/01/26 22:11:15 WARN util.NativeCodeLoader: Unable to load native-hadoop library for your platform... using builtin-java classes where applicable</text:p>
      <text:p text:style-name="P3">ry for your platform... using builtin-java classes where applicable</text:p>
      <text:p text:style-name="P3">[acadgild@localhost hadoop]$ hadoop fs -put word-count.txt //Put file from local file system to hdfs</text:p>
      <text:p text:style-name="P3">[acadgild@localhost hadoop]$ hadoop fs -ls</text:p>
      <text:p text:style-name="P3">18/01/26 22:50:29 WARN util.NativeCodeLoader: Unable to load native-hadoop library for your platform... using builtin-java classes where applicable</text:p>
      <text:p text:style-name="P3">Found 9 items</text:p>
      <text:p text:style-name="P3">drwxr-xr-x <text:s text:c="2"/>- acadgild supergroup <text:s text:c="9"/>0 2018-01-18 01:14 Dir1</text:p>
      <text:p text:style-name="P3">-rw-r--r-- <text:s text:c="2"/>1 acadgild supergroup <text:s text:c="9"/>3 2018-01-18 01:07 Dir2</text:p>
      <text:p text:style-name="P3">drwxr-xr-x <text:s text:c="2"/>- acadgild supergroup <text:s text:c="9"/>0 2015-11-20 11:46 Pictures</text:p>
      <text:p text:style-name="P3">-rw-r--r-- <text:s text:c="2"/>1 acadgild supergroup <text:s text:c="9"/>7 2018-01-18 00:50 dir1</text:p>
      <text:p text:style-name="P4">-rw-r--r-- <text:s text:c="2"/>1 acadgild supergroup <text:s text:c="7"/>113 2018-01-26 22:11 max-temp.txt</text:p>
      <text:p text:style-name="P3">-rw-r--r-- <text:s text:c="2"/>1 acadgild supergroup <text:s text:c="9"/>3 2018-01-18 01:07 new2.txt</text:p>
      <text:p text:style-name="P3">drwxr-xr-x <text:s text:c="2"/>- acadgild supergroup <text:s text:c="9"/>0 2015-11-17 02:03 oozie-acad</text:p>
      <text:p text:style-name="P3">drwxr-xr-x <text:s text:c="2"/>- acadgild supergroup <text:s text:c="9"/>0 2015-11-17 02:00 share</text:p>
      <text:p text:style-name="P4"><text:soft-page-break/>-rw-r--r-- <text:s text:c="2"/>1 acadgild supergroup <text:s text:c="7"/>140 2018-01-26 22:50 word-count.txt</text:p>
      <text:p text:style-name="P3">[acadgild@localhost hadoop]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6T22:55:04.527275763</dc:date>
    <meta:editing-duration>PT21M11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3" meta:paragraph-count="100" meta:word-count="503" meta:character-count="4812" meta:non-whitespace-character-count="4209"/>
  </office:meta>
</office:document-meta>
</file>